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, Duchu Święty,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3">ppp</text:span><text:span text:style-name="T1"><text:line-break/></text:span><text:span text:style-name="T1">Duchu przyjdź</text:span><text:span text:style-name="T1"><text:line-break/></text:span><text:span text:style-name="T3">ppp</text:span><text:span text:style-name="T1"><text:line-break/></text:span><text:span text:style-name="T1">i natchnij m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odo żywa obmyj mnie,</text:span><text:span text:style-name="T1"><text:line-break/></text:span><text:span text:style-name="T1">Serce czyste daj</text:span><text:span text:style-name="T1"><text:line-break/></text:span><text:span text:style-name="T1">W Tobie Pana wielbić chcę,</text:span><text:span text:style-name="T1"><text:line-break/></text:span><text:span text:style-name="T1">Duchu we mnie trwaj</text:span><text:span text:style-name="T1"><text:line-break/></text:span><text:span text:style-name="T1">Tyś pocieszycielem nam,</text:span><text:span text:style-name="T1"><text:line-break/></text:span><text:span text:style-name="T4">Wszelki smutek weź</text:span><text:span text:style-name="T4"><text:line-break/></text:span><text:span text:style-name="T4">Proszę wesprzyj wiarę mą,</text:span><text:span text:style-name="T4"><text:line-break/></text:span><text:span text:style-name="T4">Pragnę poznać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4">Duchu</text:span><text:span text:style-name="T4"><text:line-break/></text:span><text:span text:style-name="T3">ppp</text:span><text:span text:style-name="T4"><text:line-break/></text:span><text:span text:style-name="T4">z mocą do mnie przyjdź,</text:span><text:span text:style-name="T4"><text:line-break/></text:span><text:span text:style-name="T3">ppp</text:span><text:span text:style-name="T4"><text:line-break/></text:span><text:span text:style-name="T4">Nasyć duszy głód</text:span><text:span text:style-name="T4"><text:line-break/></text:span><text:span text:style-name="T3">ppp</text:span><text:span text:style-name="T4"><text:line-break/></text:span><text:span text:style-name="T4">Niech Twe dary zmienią mnie,</text:span><text:span text:style-name="T4"><text:line-break/></text:span><text:span text:style-name="T3">ppp</text:span><text:span text:style-name="T4"><text:line-break/></text:span><text:span text:style-name="T4">Nowe życie da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5:12:52</meta:creation-date>
    <dc:creator>Rafał Talacha</dc:creator>
    <dc:date>2008-12-28T21:19:48</dc:date>
    <dc:language>pl-PL</dc:language>
    <meta:editing-cycles>7</meta:editing-cycles>
    <meta:editing-duration>PT4M5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